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3.333cm" table:align="left"/>
    </style:style>
    <style:style style:name="Tabela1.A" style:family="table-column">
      <style:table-column-properties style:column-width="2.365cm"/>
    </style:style>
    <style:style style:name="Tabela1.B" style:family="table-column">
      <style:table-column-properties style:column-width="2.348cm"/>
    </style:style>
    <style:style style:name="Tabela1.C" style:family="table-column">
      <style:table-column-properties style:column-width="4.387cm"/>
    </style:style>
    <style:style style:name="Tabela1.D" style:family="table-column">
      <style:table-column-properties style:column-width="4.23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1cabba"/>
    </style:style>
    <style:style style:name="P4" style:family="paragraph" style:parent-style-name="Text_20_body">
      <style:text-properties officeooo:paragraph-rsid="001ce7c9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ce7c9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tyle="italic"/>
    </style:style>
    <style:style style:name="T2" style:family="text">
      <style:text-properties officeooo:rsid="001ba630"/>
    </style:style>
    <style:style style:name="T3" style:family="text">
      <style:text-properties officeooo:rsid="001ce7c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Р</text:span>уководство к дескрипторам перевод </text:h>
      <text:p text:style-name="P3"><text:line-break/>В этой статье я расскажу о том, что такое дескрипторы, о протоколе дескрипторов, покажу как вызываются дескрипторы. Опишу создание собственных и исследую несколько встроенных дескрипторов, включая функции, свойства, статические методы и методы класса. С помощью простого приложения покажу, как работает каждый из них, приведу эквиваленты внутренней реализации работы дескрипторов кодом на чистом питоне.<text:line-break/></text:p>
      <text:p text:style-name="P3">Изучение того, как работают дескрипторы, откроет доступ к большему числу рабочих инструментов, поможет лучше понять как работает питон, и ощутить элегантность его дизайна.<text:line-break/><text:bookmark text:name="habracut"/></text:p>
      <text:h text:style-name="Heading_20_2" text:outline-level="2">Введение и определения</text:h>
      <text:p text:style-name="Text_20_body"><text:line-break/>Если говорить в общем, то дескриптор — это атрибут объекта со связанным поведением (<text:span text:style-name="T1">англ.</text:span> binding behavior), т.е. такой, чьё поведение при доступе переопределяется методами протокола дескриптора. Эти методы: <text:span text:style-name="Source_20_Text">__get__</text:span>, <text:span text:style-name="Source_20_Text">__set__</text:span> и <text:span text:style-name="Source_20_Text">__delete__</text:span>. Если хотя бы один из этих методов определён для объекта, то он становится дескриптором.<text:line-break/><text:line-break/>Стандартное поведение при доступе к атрибутам — это получение, установка и удаление атрибута из словаря объекта. Например, <text:span text:style-name="Source_20_Text">a.x</text:span> имеет такую цепочку поиска атрибута: <text:span text:style-name="Source_20_Text">a.__dict__['x']</text:span>, затем в <text:span text:style-name="Source_20_Text">type(a).__dict__['x']</text:span>, и далее по базовым классам <text:span text:style-name="Source_20_Text">type(a)</text:span> не включая метаклассы. Если же искомое значение — это объект, в котором есть хотя бы один из методов, определяющих дескриптор, то питон может изменить стандартную цепочку поиска и вызвать один из методов дескриптора. Как и когда это произойдёт зависит от того, какие методы дескриптора определены для объекта. Дескрипторы вызываются только для объектов или классов нового стиля (класс является таким, если наследует от <text:span text:style-name="Source_20_Text">object</text:span> или <text:span text:style-name="Source_20_Text">type</text:span>).<text:line-break/><text:line-break/>Дескрипторы — это мощный протокол с широкой областью применения. Они являются тем механизмом, который стоит за свойствами, методами, статическими методами, методами класса и вызовом <text:span text:style-name="Source_20_Text">super()</text:span>. Внутри самого питона с их помощью реализуются классы нового стиля, которые были представлены в версии 2.2. Дескрипторы упрощают понимание нижележащего кода на C, а также представляют гибкий набор новых инструментов для любых программ на питоне.</text:p>
      <text:h text:style-name="Heading_20_2" text:outline-level="2">Протокол дескрипторов</text:h>
      <text:p text:style-name="Preformatted_20_Text"/>
      <text:p text:style-name="Preformatted_20_Text"><text:span text:style-name="Source_20_Text">descr.__get__(self, obj, type=None) --&gt; значение</text:span></text:p>
      <text:p text:style-name="Preformatted_20_Text"><text:span text:style-name="Source_20_Text">descr.__set__(self, obj, value) --&gt; None</text:span></text:p>
      <text:p text:style-name="P7"><text:soft-page-break/><text:span text:style-name="Source_20_Text">descr.__delete__(self, obj) --&gt; None</text:span></text:p>
      <text:p text:style-name="Text_20_body">Собственно это всё. Определите любой из этих методов и объект будет считаться дескриптором, и сможет переопределять стандартное поведение, если его будут искать как атрибут.<text:line-break/><text:line-break/>Если объект определяет сразу и<text:span text:style-name="Source_20_Text"> __get__</text:span>, и <text:span text:style-name="Source_20_Text">__set__</text:span>, то он считается дескриптором данных (<text:span text:style-name="T1">англ.</text:span> data descriptor). Дескрипторы, которые определили только <text:span text:style-name="Source_20_Text">__get__</text:span> называются дескрипторами не данных (<text:span text:style-name="T1">англ.</text:span> non-data descriptors). Их называются так, потому что они используют для методов, но другие способы их применения также возможны.<text:line-break/><text:line-break/>Дескрипторы данных и не данных отличаются в том, как будет изменено поведение поиска, если в словаре объекта уже есть запись с таким же именем как у дескриптора. Если попадается дескриптор данных, то он вызывается раньше, чем запись из словаря объекта. Если в такой же ситуации окажется дескриптор не данных, то запись из словаря объекта имеет преимущество перед этим дескриптором.<text:line-break/><text:line-break/>Чтобы создать дескриптор данных только для чтения, определите и <text:span text:style-name="Source_20_Text">__get__</text:span>, и <text:span text:style-name="Source_20_Text">__set__</text:span>, и сделайте так, чтобы <text:span text:style-name="Source_20_Text">__set__</text:span> выбрасывал исключение <text:span text:style-name="Source_20_Text">AttributeError</text:span>. Определения метода <text:span text:style-name="Source_20_Text">__set__</text:span> и выбрасывания исключения достаточно, чтобы этот дескриптор считался дескриптором данных.</text:p>
      <text:h text:style-name="Heading_20_2" text:outline-level="2">Вызов дескрипторов</text:h>
      <text:p text:style-name="Text_20_body">Дескриптор можно вызвать напрямую через его метод. Например, <text:span text:style-name="Source_20_Text">d.__get__(obj)</text:span>.<text:line-break/><text:line-break/>Однако, наиболее частый вариант вызова дескриптора — это автоматический вызов во время доступа к атрибуту. Например, <text:span text:style-name="Source_20_Text">obj.d</text:span> ищет <text:span text:style-name="Source_20_Text">d</text:span> в словаре <text:span text:style-name="Source_20_Text">obj</text:span>. Если <text:span text:style-name="Source_20_Text">d</text:span> определяет метод <text:span text:style-name="Source_20_Text">__get__</text:span>, то будет вызван <text:span text:style-name="Source_20_Text">d.__get__(obj)</text:span>. Вызов будет сделан согласно правилам, описанным ниже.<text:line-break/><text:line-break/>Детали вызова различаются от того, чем является <text:span text:style-name="Source_20_Text">obj</text:span> — объектом или классом. В любом случае, дескрипторы работают только для объектов и классов нового стиля. Класс является классом нового стиля, если он является потомком <text:span text:style-name="Source_20_Text">object</text:span>.<text:line-break/><text:line-break/>Для объектов алгоритм реализуется с помощью <text:span text:style-name="Source_20_Text">object.__getattribute__</text:span>, который преобразует запись <text:span text:style-name="Source_20_Text">b.x</text:span> в <text:span text:style-name="Source_20_Text">type(b).__dict__['x'].__get__(b, type(b))</text:span>. Реализация работает через цепочку предшественников, в которой дескрипторы данных имеют приоритет перед переменными объекта, переменные объекта имеют приоритет перед дескрипторами не данных, и самый низкий приоритет у метода <text:span text:style-name="Source_20_Text">__getattr__</text:span>, если он определён. Полную реализацию на языке C можно найти в <text:span text:style-name="Source_20_Text">PyObject_GenericGetAttr()</text:span> в файле <text:span text:style-name="Source_20_Text">Objects/object.c</text:span>.<text:line-break/><text:line-break/>Для классов алгоритм реализуется с помощью <text:span text:style-name="Source_20_Text">type.__getattribute__</text:span>, который <text:soft-page-break/>преобразует запись <text:span text:style-name="Source_20_Text">B.x</text:span> в <text:span text:style-name="Source_20_Text">B.__dict__['x'].__get__(None, B)</text:span>. На чистом питоне это выглядит так:</text:p>
      <text:p text:style-name="Preformatted_20_Text"><text:span text:style-name="Source_20_Text">def __getattribute__(self, key):</text:span></text:p>
      <text:p text:style-name="Preformatted_20_Text"><text:span text:style-name="Source_20_Text"><text:s text:c="4"/>"Эмуляция type_getattro() в Objects/typeobject.c"</text:span></text:p>
      <text:p text:style-name="Preformatted_20_Text"><text:span text:style-name="Source_20_Text"><text:s text:c="4"/>v = object.__getattribute__(self, key)</text:span></text:p>
      <text:p text:style-name="Preformatted_20_Text"><text:span text:style-name="Source_20_Text"><text:s text:c="4"/>if hasattr(v, '__get__'):</text:span></text:p>
      <text:p text:style-name="Preformatted_20_Text"><text:span text:style-name="Source_20_Text"><text:s text:c="8"/>return v.__get__(None, self)</text:span></text:p>
      <text:p text:style-name="P7"><text:span text:style-name="Source_20_Text"><text:s text:c="4"/>return v</text:span></text:p>
      <text:p text:style-name="Text_20_body"><text:line-break/>Важные части, которые следует запомнить:</text:p>
      <text:list xml:id="list8732351694184722290" text:style-name="L1">
        <text:list-item>
          <text:p text:style-name="P5">дескрипторы вызываются с помощью метода <text:span text:style-name="Source_20_Text">__getattribute__</text:span> </text:p>
        </text:list-item>
        <text:list-item>
          <text:p text:style-name="P5">переопределение <text:span text:style-name="Source_20_Text">__getattribute__</text:span> прекратит автоматический вызов дескрипторов </text:p>
        </text:list-item>
        <text:list-item>
          <text:p text:style-name="P5"><text:span text:style-name="Source_20_Text">__getattribute__</text:span> доступен только внутри классов и объектов нового стиля </text:p>
        </text:list-item>
        <text:list-item>
          <text:p text:style-name="P5"><text:span text:style-name="Source_20_Text">object.__getattribute__</text:span> и <text:span text:style-name="Source_20_Text">type.__getattribute__</text:span> делают разные вызовы к <text:span text:style-name="Source_20_Text">__get__</text:span> </text:p>
        </text:list-item>
        <text:list-item>
          <text:p text:style-name="P5">дескрипторы данных всегда имеют преимущество перед переменными объекта </text:p>
        </text:list-item>
        <text:list-item>
          <text:p text:style-name="P1">дескрипторы не данных могут потерять преимущество из-за переменных объекта </text:p>
        </text:list-item>
      </text:list>
      <text:p text:style-name="Text_20_body"><text:line-break/>Объект, который возвращается после вызова <text:span text:style-name="Source_20_Text">super()</text:span> также имеет собственную реализацию метода <text:span text:style-name="Source_20_Text">__getattribute__</text:span>, с помощью которой вызывает дескрипторы. Вызов <text:span text:style-name="Source_20_Text">super(B, obj).m()</text:span> ищет в <text:span text:style-name="Source_20_Text">obj.__class__.__mro__</text:span> базовый класс <text:span text:style-name="Source_20_Text">A</text:span>, за которым сразу следует <text:span text:style-name="Source_20_Text">B</text:span>, и возвращает <text:span text:style-name="Source_20_Text">A.__dict__['m'].__get__(obj, A)</text:span>. Если это не дескриптор, то <text:span text:style-name="Source_20_Text">m</text:span> возвращается неизменённой. Если <text:span text:style-name="Source_20_Text">m</text:span> нет в словаре, то возвращаемся к поиску через <text:span text:style-name="Source_20_Text">object.__getattribute__</text:span>.<text:line-break/><text:line-break/>Примечание: в питоне 2.2, <text:span text:style-name="Source_20_Text">super(B, obj).m()</text:span> вызывал <text:span text:style-name="Source_20_Text">__get__</text:span> только если <text:span text:style-name="Source_20_Text">m</text:span> был дескриптором данных. В питоне 2.3, дескрипторы не данных тоже вызываются, за исключением тех случаев, когда используются классы старого стиля. Детали реализации можно найти в <text:span text:style-name="Source_20_Text">super_getattro()</text:span> в файле <text:span text:style-name="Source_20_Text">Objects/typeobject.c</text:span>, а эквивалент на чистом питоне можно найти в <text:a xlink:type="simple" xlink:href="http://www.python.org/2.2.3/descrintro.html#cooperation">пособии от Guido</text:a>.<text:line-break/><text:line-break/>Детали выше описывают, что алгоритм вызова дескрипторов реализуется с помощью метода <text:span text:style-name="Source_20_Text">__getattribute__()</text:span> для <text:span text:style-name="Source_20_Text">object</text:span>, <text:span text:style-name="Source_20_Text">type</text:span> и <text:span text:style-name="Source_20_Text">super</text:span>. Классы наследуют этот алгоритм, когда они наследуют от <text:span text:style-name="Source_20_Text">object</text:span> или если у них есть метакласс, реализующий подобную функциональность. Таким образом, классы могут отключить вызов дескрипторов, если переопределят <text:span text:style-name="Source_20_Text">__getattribute__()</text:span>.</text:p>
      <text:h text:style-name="Heading_20_2" text:outline-level="2">Пример дескриптора</text:h>
      <text:p text:style-name="Text_20_body"><text:line-break/>Следующий код создаёт класс, чьи объекты являются дескрипторам данных и всё, что они <text:soft-page-break/>делают — это печатают сообщение на каждый вызов <text:span text:style-name="Source_20_Text">get</text:span> или <text:span text:style-name="Source_20_Text">set</text:span>. Переопределение <text:span text:style-name="Source_20_Text">__getattribute__</text:span> — это альтернативный подход, с помощью которого мы могли бы сделать это для каждого атрибута. Но если мы хотим наблюдать только за отдельными атрибутами, то это проще сделать с помощью дескриптора.</text:p>
      <text:p text:style-name="Preformatted_20_Text"><text:span text:style-name="Source_20_Text">class RevealAccess(object):</text:span></text:p>
      <text:p text:style-name="Preformatted_20_Text"><text:span text:style-name="Source_20_Text"><text:s text:c="4"/>"""Дескриптор данных, который устанавливает и возвращает значения,</text:span></text:p>
      <text:p text:style-name="Preformatted_20_Text"><text:span text:style-name="Source_20_Text"><text:s text:c="7"/>и печатает сообщение о том, что к атрибуту был доступ.</text:span></text:p>
      <text:p text:style-name="Preformatted_20_Text"><text:span text:style-name="Source_20_Text"><text:s text:c="4"/>"""</text:span></text:p>
      <text:p text:style-name="Preformatted_20_Text"/>
      <text:p text:style-name="Preformatted_20_Text"><text:span text:style-name="Source_20_Text"><text:s text:c="4"/>def __init__(self, initval=None, name='var'):</text:span></text:p>
      <text:p text:style-name="Preformatted_20_Text"><text:span text:style-name="Source_20_Text"><text:s text:c="8"/>self.val = initval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get__(self, obj, objtype):</text:span></text:p>
      <text:p text:style-name="Preformatted_20_Text"><text:span text:style-name="Source_20_Text"><text:s text:c="8"/>print 'Получаю', self.name</text:span></text:p>
      <text:p text:style-name="Preformatted_20_Text"><text:span text:style-name="Source_20_Text"><text:s text:c="8"/>return self.val</text:span></text:p>
      <text:p text:style-name="Preformatted_20_Text"/>
      <text:p text:style-name="Preformatted_20_Text"><text:span text:style-name="Source_20_Text"><text:s text:c="4"/>def __set__(self, obj, val):</text:span></text:p>
      <text:p text:style-name="Preformatted_20_Text"><text:span text:style-name="Source_20_Text"><text:s text:c="8"/>print 'Обновляю' , self.name</text:span></text:p>
      <text:p text:style-name="Preformatted_20_Text"><text:span text:style-name="Source_20_Text"><text:s text:c="8"/>self.val = val</text:span></text:p>
      <text:p text:style-name="Preformatted_20_Text"/>
      <text:p text:style-name="Preformatted_20_Text"><text:span text:style-name="Source_20_Text">&gt;&gt;&gt; class MyClass(object):</text:span></text:p>
      <text:p text:style-name="Preformatted_20_Text"><text:span text:style-name="Source_20_Text"><text:s text:c="4"/>x = RevealAccess(10, 'var "x"')</text:span></text:p>
      <text:p text:style-name="Preformatted_20_Text"><text:span text:style-name="Source_20_Text"><text:s text:c="4"/>y = 5</text:span></text:p>
      <text:p text:style-name="Preformatted_20_Text"/>
      <text:p text:style-name="Preformatted_20_Text"><text:span text:style-name="Source_20_Text">&gt;&gt;&gt; m = MyClass()</text:span></text:p>
      <text:p text:style-name="Preformatted_20_Text"><text:span text:style-name="Source_20_Text">&gt;&gt;&gt; m.x</text:span></text:p>
      <text:p text:style-name="Preformatted_20_Text"><text:span text:style-name="Source_20_Text">Получаю var "x"</text:span></text:p>
      <text:p text:style-name="Preformatted_20_Text"><text:span text:style-name="Source_20_Text">10</text:span></text:p>
      <text:p text:style-name="Preformatted_20_Text"/>
      <text:p text:style-name="Preformatted_20_Text"><text:span text:style-name="Source_20_Text">&gt;&gt;&gt; m.x = 20</text:span></text:p>
      <text:p text:style-name="Preformatted_20_Text"><text:span text:style-name="Source_20_Text">Обновляю var "x"</text:span></text:p>
      <text:p text:style-name="Preformatted_20_Text"/>
      <text:p text:style-name="Preformatted_20_Text"><text:span text:style-name="Source_20_Text">&gt;&gt;&gt; m.x</text:span></text:p>
      <text:p text:style-name="Preformatted_20_Text"><text:span text:style-name="Source_20_Text">Получаю var "x"</text:span></text:p>
      <text:p text:style-name="Preformatted_20_Text"><text:span text:style-name="Source_20_Text">20</text:span></text:p>
      <text:p text:style-name="Preformatted_20_Text"/>
      <text:p text:style-name="Preformatted_20_Text"><text:span text:style-name="Source_20_Text">&gt;&gt;&gt; m.y</text:span></text:p>
      <text:p text:style-name="P7"><text:span text:style-name="Source_20_Text">5</text:span></text:p>
      <text:p text:style-name="Text_20_body">Этот простой протокол предоставляет просто увлекательные возможности. Некоторые из них настолько часто используются, что были объединены в отдельные функции. Свойства, связанные и несвязанные методы, статические методы и методы класса — все они основаны на этом протоколе.</text:p>
      <text:h text:style-name="Heading_20_2" text:outline-level="2">Свойства</text:h>
      <text:p text:style-name="Text_20_body">Вызова <text:span text:style-name="Source_20_Text">property()</text:span> достаточно, чтобы создать дескриптор данных, который вызывает нужные функции во время доступа к атрибуту. Вот его сигнатура:</text:p>
      <text:p text:style-name="P7"><text:span text:style-name="Source_20_Text">property(fget=None, fset=None, fdel=None, doc=None) --&gt; атрибут, реализующий свойства</text:span></text:p>
      <text:p text:style-name="Text_20_body">В документации показано типичное использование <text:span text:style-name="Source_20_Text">property()</text:span> для создания управляемого атрибута <text:span text:style-name="Source_20_Text">x</text:span>:</text:p>
      <text:p text:style-name="Preformatted_20_Text"><text:span text:style-name="Source_20_Text">class C(object):</text:span></text:p>
      <text:p text:style-name="Preformatted_20_Text"><text:soft-page-break/><text:span text:style-name="Source_20_Text"><text:s text:c="4"/>def getx(self): return self.__x</text:span></text:p>
      <text:p text:style-name="Preformatted_20_Text"><text:span text:style-name="Source_20_Text"><text:s text:c="4"/>def setx(self, value): self.__x = value</text:span></text:p>
      <text:p text:style-name="Preformatted_20_Text"><text:span text:style-name="Source_20_Text"><text:s text:c="4"/>def delx(self): del self.__x</text:span></text:p>
      <text:p text:style-name="P7"><text:span text:style-name="Source_20_Text"><text:s text:c="4"/>x = property(getx, setx, delx, "Я свойство 'x'.")</text:span></text:p>
      <text:p text:style-name="Text_20_body"><text:line-break/>Вот эквивалент <text:span text:style-name="Source_20_Text">property</text:span> на чистом питоне, чтобы было понятно как реализовано <text:span text:style-name="Source_20_Text">property()</text:span> с помощью протокола дескрипторов:</text:p>
      <text:p text:style-name="Preformatted_20_Text"><text:span text:style-name="Source_20_Text">class Property(object):</text:span></text:p>
      <text:p text:style-name="Preformatted_20_Text"><text:span text:style-name="Source_20_Text"><text:s text:c="4"/>"Эмуляция PyProperty_Type() в Objects/descrobject.c"</text:span></text:p>
      <text:p text:style-name="Preformatted_20_Text"/>
      <text:p text:style-name="Preformatted_20_Text"><text:span text:style-name="Source_20_Text"><text:s text:c="4"/>def __init__(self, fget=None, fset=None, fdel=None, doc=None):</text:span></text:p>
      <text:p text:style-name="Preformatted_20_Text"><text:span text:style-name="Source_20_Text"><text:s text:c="8"/>self.fget = fget</text:span></text:p>
      <text:p text:style-name="Preformatted_20_Text"><text:span text:style-name="Source_20_Text"><text:s text:c="8"/>self.fset = fset</text:span></text:p>
      <text:p text:style-name="Preformatted_20_Text"><text:span text:style-name="Source_20_Text"><text:s text:c="8"/>self.fdel = fdel</text:span></text:p>
      <text:p text:style-name="Preformatted_20_Text"><text:span text:style-name="Source_20_Text"><text:s text:c="8"/>self.__doc__ = doc</text:span></text:p>
      <text:p text:style-name="Preformatted_20_Text"/>
      <text:p text:style-name="Preformatted_20_Text"><text:span text:style-name="Source_20_Text"><text:s text:c="4"/>def __get__(self, obj, objtype=None):</text:span></text:p>
      <text:p text:style-name="Preformatted_20_Text"><text:span text:style-name="Source_20_Text"><text:s text:c="8"/>if obj is None:</text:span></text:p>
      <text:p text:style-name="Preformatted_20_Text"><text:span text:style-name="Source_20_Text"><text:s text:c="12"/>return self</text:span></text:p>
      <text:p text:style-name="Preformatted_20_Text"><text:span text:style-name="Source_20_Text"><text:s text:c="4"/></text:span></text:p>
      <text:p text:style-name="Preformatted_20_Text"><text:span text:style-name="Source_20_Text"><text:s text:c="8"/>if self.fget is None:</text:span></text:p>
      <text:p text:style-name="Preformatted_20_Text"><text:span text:style-name="Source_20_Text"><text:s text:c="12"/>raise AttributeError, "нечитаемый атрибут"</text:span></text:p>
      <text:p text:style-name="Preformatted_20_Text"><text:span text:style-name="Source_20_Text"><text:s text:c="4"/></text:span></text:p>
      <text:p text:style-name="Preformatted_20_Text"><text:span text:style-name="Source_20_Text"><text:s text:c="8"/>return self.fget(obj)</text:span></text:p>
      <text:p text:style-name="Preformatted_20_Text"/>
      <text:p text:style-name="Preformatted_20_Text"><text:span text:style-name="Source_20_Text"><text:s text:c="4"/>def __set__(self, obj, value):</text:span></text:p>
      <text:p text:style-name="Preformatted_20_Text"><text:span text:style-name="Source_20_Text"><text:s text:c="8"/>if self.fset is None:</text:span></text:p>
      <text:p text:style-name="Preformatted_20_Text"><text:span text:style-name="Source_20_Text"><text:s text:c="12"/>raise AttributeError, "не могу установить атрибут"</text:span></text:p>
      <text:p text:style-name="Preformatted_20_Text"><text:span text:style-name="Source_20_Text"><text:s text:c="8"/></text:span></text:p>
      <text:p text:style-name="Preformatted_20_Text"><text:span text:style-name="Source_20_Text"><text:s text:c="8"/>self.fset(obj, valu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delete__(self, obj):</text:span></text:p>
      <text:p text:style-name="Preformatted_20_Text"><text:span text:style-name="Source_20_Text"><text:s text:c="8"/>if self.fdel is None:</text:span></text:p>
      <text:p text:style-name="Preformatted_20_Text"><text:span text:style-name="Source_20_Text"><text:s text:c="12"/>raise AttributeError, "не могу удалить атрибут"</text:span></text:p>
      <text:p text:style-name="Preformatted_20_Text"><text:span text:style-name="Source_20_Text"><text:s text:c="8"/></text:span></text:p>
      <text:p text:style-name="P7"><text:span text:style-name="Source_20_Text"><text:s text:c="8"/>self.fdel(obj)</text:span></text:p>
      <text:p text:style-name="Text_20_body"><text:line-break/>Встроенная реализация <text:span text:style-name="Source_20_Text">property()</text:span> может помочь, когда существовал интерфейс доступа к атрибуту и произошли какие-то изменения, в результате которых понадобилось вмешательство метода.<text:line-break/><text:line-break/>Например, класс электронной таблицы может давать доступ к значению ячейки через <text:span text:style-name="Source_20_Text">Cell('b10').value</text:span>. В результате последующих изменений в программе, понадобилось сделать так, чтобы это значение пересчитывалось при каждом доступе к ячейке, однако программист не хочет менять клиентский код, который обращается к атрибуту напрямую. Эту проблему можно решить, если обернуть атрибут <text:span text:style-name="Source_20_Text">value</text:span> с помощью дескриптора данных, который будет создан с помощью <text:span text:style-name="Source_20_Text">property()</text:span>: </text:p>
      <text:p text:style-name="Preformatted_20_Text"><text:span text:style-name="Source_20_Text">class Cell(object):</text:span></text:p>
      <text:p text:style-name="Preformatted_20_Text"><text:span text:style-name="Source_20_Text"><text:s text:c="4"/>. . .</text:span></text:p>
      <text:p text:style-name="Preformatted_20_Text"><text:span text:style-name="Source_20_Text"><text:s text:c="4"/>def getvalue(self, obj):</text:span></text:p>
      <text:p text:style-name="Preformatted_20_Text"><text:span text:style-name="Source_20_Text"><text:s text:c="8"/>"Пересчитываем ячейку прежде чем вернуть значение"</text:span></text:p>
      <text:p text:style-name="Preformatted_20_Text"><text:span text:style-name="Source_20_Text"><text:s text:c="8"/>self.recalc()</text:span></text:p>
      <text:p text:style-name="Preformatted_20_Text"><text:span text:style-name="Source_20_Text"><text:s text:c="8"/>return obj._value</text:span></text:p>
      <text:p text:style-name="Preformatted_20_Text"><text:soft-page-break/></text:p>
      <text:p text:style-name="P7"><text:span text:style-name="Source_20_Text"><text:s text:c="4"/>value = property(getvalue)</text:span></text:p>
      <text:p text:style-name="Text_20_body"/>
      <text:h text:style-name="Heading_20_2" text:outline-level="2">Функции и методы</text:h>
      <text:p text:style-name="P4">В питоне все объектно-ориентированные возможности реализованы с помощью функционального подхода. Это сделано совсем незаметно с помощью дескрипторов не данных.<text:line-break/></text:p>
      <text:p text:style-name="P4">Словари классов хранят методы в виде функций. При определении класса, методы записываются с помощью <text:span text:style-name="Source_20_Text">def</text:span> и <text:span text:style-name="Source_20_Text">lambda</text:span> — стандартных инструментов для создания функций. Единственное отличие этих функций от обычных в том, что первый аргумент зарезервирован под экземпляр объекта. Этот аргумент обычно называется <text:span text:style-name="Source_20_Text">self</text:span>, но может называться <text:span text:style-name="Source_20_Text">this</text:span> или любым другим словом, которым можно называть переменные.<text:line-break/><text:line-break/>Для того, чтобы поддерживать вызов методов, функции включают в себя метод <text:span text:style-name="Source_20_Text">__get__</text:span>, который автоматически делает их дескрипторами не данных при поиске атрибутов. Функции возвращают связанные или не связанные методы, в зависимости от того, через что был вызван этот дескриптор.</text:p>
      <text:p text:style-name="Preformatted_20_Text"><text:span text:style-name="Source_20_Text">class Function(object):</text:span></text:p>
      <text:p text:style-name="Preformatted_20_Text"><text:span text:style-name="Source_20_Text"><text:s text:c="4"/>. . .</text:span></text:p>
      <text:p text:style-name="Preformatted_20_Text"><text:span text:style-name="Source_20_Text"><text:s text:c="4"/>def __get__(self, obj, objtype=None):</text:span></text:p>
      <text:p text:style-name="Preformatted_20_Text"><text:span text:style-name="Source_20_Text"><text:s text:c="8"/>"Симуляция func_descr_get() в Objects/funcobject.c"</text:span></text:p>
      <text:p text:style-name="P7"><text:span text:style-name="Source_20_Text"><text:s text:c="8"/>return types.MethodType(self, obj, objtype)</text:span></text:p>
      <text:p text:style-name="Text_20_body"><text:line-break/>С помощью интерпретатора мы можем увидеть как на самом деле работает дескриптор функции:</text:p>
      <text:p text:style-name="Preformatted_20_Text"><text:span text:style-name="Source_20_Text">&gt;&gt;&gt; class D(object):</text:span></text:p>
      <text:p text:style-name="Preformatted_20_Text"><text:span text:style-name="Source_20_Text"><text:s text:c="4"/>def f(self, x):</text:span></text:p>
      <text:p text:style-name="Preformatted_20_Text"><text:span text:style-name="Source_20_Text"><text:s text:c="8"/>return x</text:span></text:p>
      <text:p text:style-name="Preformatted_20_Text"/>
      <text:p text:style-name="Preformatted_20_Text"><text:span text:style-name="Source_20_Text">&gt;&gt;&gt; d = D()</text:span></text:p>
      <text:p text:style-name="Preformatted_20_Text"><text:span text:style-name="Source_20_Text">&gt;&gt;&gt; D.__dict__['f'] # Внутренне хранится как функция</text:span></text:p>
      <text:p text:style-name="Preformatted_20_Text"><text:span text:style-name="Source_20_Text">&lt;function f at 0x00C45070&gt;</text:span></text:p>
      <text:p text:style-name="Preformatted_20_Text"/>
      <text:p text:style-name="Preformatted_20_Text"><text:span text:style-name="Source_20_Text">&gt;&gt;&gt; D.f # Доступ через класс возвращает несвязанный метод</text:span></text:p>
      <text:p text:style-name="Preformatted_20_Text"><text:span text:style-name="Source_20_Text">&lt;unbound method D.f&gt;</text:span></text:p>
      <text:p text:style-name="Preformatted_20_Text"/>
      <text:p text:style-name="Preformatted_20_Text"><text:span text:style-name="Source_20_Text">&gt;&gt;&gt; d.f # Доступ через экземпляр объекта возвращает связанный метод</text:span></text:p>
      <text:p text:style-name="P7"><text:span text:style-name="Source_20_Text">&lt;bound method D.f of &lt;__main__.D object at 0x00B18C90&gt;&gt;</text:span></text:p>
      <text:p text:style-name="Text_20_body">Вывод интерпретатора подсказывает нам, что связанные и несвязанные методы — это два разных типа. Даже если они могли бы быть реализованы таким образом, на самом деле, реализация <text:span text:style-name="Source_20_Text">PyMethod_Type</text:span> в файле <text:span text:style-name="Source_20_Text">Objects/classobject.c</text:span> содержит единственный объект с двумя различными отображениями, которые зависят только от того, есть ли в поле <text:span text:style-name="Source_20_Text">im_self</text:span> значение или там содержится <text:span text:style-name="Source_20_Text">NULL</text:span> (C эквивалент значения <text:span text:style-name="Source_20_Text">None</text:span>). <text:line-break/><text:soft-page-break/><text:line-break/>Таким образом, эффект вызова метода зависит от поля <text:span text:style-name="Source_20_Text">im_self</text:span>. Если оно установлено (т.е. метод связан), то оригинальная функция (хранится в поле <text:span text:style-name="Source_20_Text">im_func</text:span>) вызывается, как мы и ожидаем, с первым аргументом, установленным в значение экземпляра объекта. Если же она не связана, то все аргументы передаются без изменения оригинальной функции. Настоящая C реализация <text:span text:style-name="Source_20_Text">instancemethod_call()</text:span> чуть более сложная, потому что включает в себя некоторые проверки типов и тому подобное.</text:p>
      <text:h text:style-name="Heading_20_2" text:outline-level="2">Статические методы и методы класса</text:h>
      <text:p text:style-name="P6">Дескрипторы не данных предоставляют простой механизм для различных вариантов привязки функций к методам.<text:line-break/></text:p>
      <text:p text:style-name="P6">Повторим ещё раз. Функции имеют метод <text:span text:style-name="Source_20_Text">__get__</text:span>, с помощью которых они становятся методами, во время поиска атрибутов и автоматического вызова дескрипторов. Дескрипторы не данных преобразуют вызов <text:span text:style-name="Source_20_Text">obj.f(*args)</text:span> в вызов<text:span text:style-name="Source_20_Text"> f(obj, *args)</text:span>, а вызов <text:span text:style-name="Source_20_Text">klass.f(*args)</text:span> становится <text:span text:style-name="Source_20_Text">f(*args)</text:span>.<text:line-break/><text:line-break/>В этой таблице показано связывание и два наиболее популярных варианта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2" office:value-type="string">
            <text:p text:style-name="Table_20_Heading">Преобразование</text:p>
          </table:table-cell>
          <table:covered-table-cell/>
          <table:table-cell table:style-name="Tabela1.A1" office:value-type="string">
            <text:p text:style-name="Table_20_Heading">Вызвана через объект</text:p>
          </table:table-cell>
          <table:table-cell table:style-name="Tabela1.A1" office:value-type="string">
            <text:p text:style-name="Table_20_Heading">Вызвана через класс</text:p>
          </table:table-cell>
        </table:table-row>
        <table:table-row>
          <table:table-cell table:style-name="Tabela1.A1" table:number-rows-spanned="3" office:value-type="string">
            <text:p text:style-name="Table_20_Contents">Дескриптор</text:p>
          </table:table-cell>
          <table:table-cell table:style-name="Tabela1.A1" office:value-type="string">
            <text:p text:style-name="Table_20_Contents">функция</text:p>
          </table:table-cell>
          <table:table-cell table:style-name="Tabela1.A1" office:value-type="string">
            <text:p text:style-name="Table_20_Contents">f(obj, *args)</text:p>
          </table:table-cell>
          <table:table-cell table:style-name="Tabela1.A1" office:value-type="string">
            <text:p text:style-name="Table_20_Contents">f(*args)</text:p>
          </table:table-cell>
        </table:table-row>
        <table:table-row>
          <table:covered-table-cell/>
          <table:table-cell table:style-name="Tabela1.A1" office:value-type="string">
            <text:p text:style-name="Table_20_Contents">staticmethod</text:p>
          </table:table-cell>
          <table:table-cell table:style-name="Tabela1.A1" office:value-type="string">
            <text:p text:style-name="Table_20_Contents">f(*args)</text:p>
          </table:table-cell>
          <table:table-cell table:style-name="Tabela1.A1" office:value-type="string">
            <text:p text:style-name="Table_20_Contents">f(*args)</text:p>
          </table:table-cell>
        </table:table-row>
        <table:table-row>
          <table:covered-table-cell/>
          <table:table-cell table:style-name="Tabela1.A1" office:value-type="string">
            <text:p text:style-name="Table_20_Contents">classmethod</text:p>
          </table:table-cell>
          <table:table-cell table:style-name="Tabela1.A1" office:value-type="string">
            <text:p text:style-name="Table_20_Contents">f(type(obj), *args)</text:p>
          </table:table-cell>
          <table:table-cell table:style-name="Tabela1.A1" office:value-type="string">
            <text:p text:style-name="Table_20_Contents">f(klass, *args)</text:p>
          </table:table-cell>
        </table:table-row>
      </table:table>
      <text:p text:style-name="Text_20_body"><text:line-break/>Статические методы возвращают функцию без изменений. Вызовы <text:span text:style-name="Source_20_Text">c.f</text:span> или <text:span text:style-name="Source_20_Text">C.f</text:span> эквиваленты вызовам <text:span text:style-name="Source_20_Text">object.__getattribute__(c, "f")</text:span> или <text:span text:style-name="Source_20_Text">object.__getattribute__(C, "f")</text:span>. Как результат, функция одинаково доступна как из объекта, так и из класса.<text:line-break/><text:line-break/>Хорошими кандидатами для статических методов являются методы, которым не нужна ссылка на переменную <text:span text:style-name="Source_20_Text">self</text:span>.<text:line-break/><text:line-break/>Например, пакет для статистики может включать класс для экспериментальных данных. Класс предоставляет обычные методы для расчёта среднего, ожидания, медианы и другой статистики, которая зависит от данных. Однако, там могут быть и другие функции, которые концептуально связаны, но не зависят от данных. Например, <text:span text:style-name="Source_20_Text">erf(x)</text:span> это простая функция для преобразования, которая нужна в статистике, но не зависит от конкретного набора данных в этом классе. Она может быть вызвана и из объекта, и из класса: <text:span text:style-name="Source_20_Text">s.erf(1.5) --&gt; 0.9332</text:span> или <text:span text:style-name="Source_20_Text">Sample.erf(1.5) --&gt; 0.9332</text:span>.<text:line-break/><text:line-break/>Так как <text:span text:style-name="Source_20_Text">staticmethod()</text:span> возвращает функцию без изменений, то этот пример не удивляет:</text:p>
      <text:p text:style-name="Preformatted_20_Text"><text:span text:style-name="Source_20_Text">&gt;&gt;&gt; class E(object):</text:span></text:p>
      <text:p text:style-name="Preformatted_20_Text"><text:span text:style-name="Source_20_Text"><text:s text:c="4"/>def f(x):</text:span></text:p>
      <text:p text:style-name="Preformatted_20_Text"><text:span text:style-name="Source_20_Text"><text:s text:c="8"/>print x</text:span></text:p>
      <text:p text:style-name="Preformatted_20_Text"><text:soft-page-break/><text:span text:style-name="Source_20_Text"><text:s text:c="4"/>f = staticmethod(f)</text:span></text:p>
      <text:p text:style-name="Preformatted_20_Text"/>
      <text:p text:style-name="Preformatted_20_Text"><text:span text:style-name="Source_20_Text">&gt;&gt;&gt; print E.f(3)</text:span></text:p>
      <text:p text:style-name="Preformatted_20_Text"><text:span text:style-name="Source_20_Text">3</text:span></text:p>
      <text:p text:style-name="Preformatted_20_Text"/>
      <text:p text:style-name="Preformatted_20_Text"><text:span text:style-name="Source_20_Text">&gt;&gt;&gt; print E().f(3)</text:span></text:p>
      <text:p text:style-name="P7"><text:span text:style-name="Source_20_Text">3</text:span></text:p>
      <text:p text:style-name="Text_20_body">Если использовать протокол дескриптора не данных, то на чистом питоне <text:span text:style-name="Source_20_Text">staticmethod()</text:span> выглядел бы так:</text:p>
      <text:p text:style-name="Preformatted_20_Text"><text:span text:style-name="Source_20_Text">class StaticMethod(object):</text:span></text:p>
      <text:p text:style-name="Preformatted_20_Text"><text:span text:style-name="Source_20_Text"><text:s text:c="4"/>"Эмуляция PyStaticMethod_Type() в Objects/funcobject.c"</text:span></text:p>
      <text:p text:style-name="Preformatted_20_Text"/>
      <text:p text:style-name="Preformatted_20_Text"><text:span text:style-name="Source_20_Text"><text:s text:c="4"/>def __init__(self, f):</text:span></text:p>
      <text:p text:style-name="Preformatted_20_Text"><text:span text:style-name="Source_20_Text"><text:s text:c="8"/>self.f = f</text:span></text:p>
      <text:p text:style-name="Preformatted_20_Text"/>
      <text:p text:style-name="Preformatted_20_Text"><text:span text:style-name="Source_20_Text"><text:s text:c="4"/>def __get__(self, obj, objtype=None):</text:span></text:p>
      <text:p text:style-name="P7"><text:span text:style-name="Source_20_Text"><text:s text:c="8"/>return self.f</text:span></text:p>
      <text:p text:style-name="Text_20_body">В отличие от статических методов, методы класса подставляют в начало вызова функции ссылку на класс. Формат вызова всегда один и тот же, и не зависит от того, вызываем мы метод через объект или через класс.</text:p>
      <text:p text:style-name="Preformatted_20_Text"><text:span text:style-name="Source_20_Text">&gt;&gt;&gt; class E(object):</text:span></text:p>
      <text:p text:style-name="Preformatted_20_Text"><text:span text:style-name="Source_20_Text"><text:s text:c="4"/>def f(klass, x):</text:span></text:p>
      <text:p text:style-name="Preformatted_20_Text"><text:span text:style-name="Source_20_Text"><text:s text:c="8"/>return klass.__name__, x</text:span></text:p>
      <text:p text:style-name="Preformatted_20_Text"><text:span text:style-name="Source_20_Text"><text:s text:c="4"/>f = classmethod(f)</text:span></text:p>
      <text:p text:style-name="Preformatted_20_Text"/>
      <text:p text:style-name="Preformatted_20_Text"><text:span text:style-name="Source_20_Text">&gt;&gt;&gt; print E.f(3)</text:span></text:p>
      <text:p text:style-name="Preformatted_20_Text"><text:span text:style-name="Source_20_Text">('E', 3)</text:span></text:p>
      <text:p text:style-name="Preformatted_20_Text"/>
      <text:p text:style-name="Preformatted_20_Text"><text:span text:style-name="Source_20_Text">&gt;&gt;&gt; print E().f(3)</text:span></text:p>
      <text:p text:style-name="P7"><text:span text:style-name="Source_20_Text">('E', 3)</text:span></text:p>
      <text:p text:style-name="Text_20_body">Это поведение удобно, когда нашей функции всегда нужна ссылка на класс и ей не нужны данные. Один из способов использования <text:span text:style-name="Source_20_Text">classmethod()</text:span> — это создание альтернативных конструкторов класса. В питоне 2.3, метод класса <text:span text:style-name="Source_20_Text">dict.fromkeys()</text:span> создаёт новый словарь из списка ключей. Эквивалент на чистом питоне будет таким:</text:p>
      <text:p text:style-name="Preformatted_20_Text"><text:span text:style-name="Source_20_Text">class Dict:</text:span></text:p>
      <text:p text:style-name="Preformatted_20_Text"><text:span text:style-name="Source_20_Text"><text:s text:c="4"/>. . .</text:span></text:p>
      <text:p text:style-name="Preformatted_20_Text"><text:span text:style-name="Source_20_Text"><text:s text:c="4"/>def fromkeys(klass, iterable, value=None):</text:span></text:p>
      <text:p text:style-name="Preformatted_20_Text"><text:span text:style-name="Source_20_Text"><text:s text:c="8"/>"Эмуляция dict_fromkeys() в Objects/dictobject.c"</text:span></text:p>
      <text:p text:style-name="Preformatted_20_Text"><text:span text:style-name="Source_20_Text"><text:s text:c="8"/>d = klass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for key in iterable:</text:span></text:p>
      <text:p text:style-name="Preformatted_20_Text"><text:span text:style-name="Source_20_Text"><text:s text:c="12"/>d[key] = value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d</text:span></text:p>
      <text:p text:style-name="Preformatted_20_Text"><text:span text:style-name="Source_20_Text"><text:s text:c="8"/></text:span></text:p>
      <text:p text:style-name="P7"><text:span text:style-name="Source_20_Text"><text:s text:c="4"/>fromkeys = classmethod(fromkeys)</text:span></text:p>
      <text:p text:style-name="Text_20_body">Теперь новый словарь уникальных ключей можно создать таким образом:</text:p>
      <text:p text:style-name="Preformatted_20_Text"><text:span text:style-name="Source_20_Text">&gt;&gt;&gt; Dict.fromkeys('abracadabra')</text:span></text:p>
      <text:p text:style-name="P7"><text:span text:style-name="Source_20_Text">{'a': None, 'r': None, 'b': None, 'c': None, 'd': None}</text:span></text:p>
      <text:p text:style-name="Text_20_body"><text:line-break/><text:soft-page-break/>Если использовать протокол дескриптора не данных, то на чистом питоне <text:span text:style-name="Source_20_Text">classmethod()</text:span> выглядел бы так:</text:p>
      <text:p text:style-name="Preformatted_20_Text"><text:span text:style-name="Source_20_Text">class ClassMethod(object):</text:span></text:p>
      <text:p text:style-name="Preformatted_20_Text"><text:span text:style-name="Source_20_Text"><text:s text:c="4"/>"Эмуляция PyClassMethod_Type() в Objects/funcobject.c"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init__(self, f):</text:span></text:p>
      <text:p text:style-name="Preformatted_20_Text"><text:span text:style-name="Source_20_Text"><text:s text:c="8"/>self.f = f</text:span></text:p>
      <text:p text:style-name="Preformatted_20_Text"/>
      <text:p text:style-name="Preformatted_20_Text"><text:span text:style-name="Source_20_Text"><text:s text:c="4"/>def __get__(self, obj, klass=None):</text:span></text:p>
      <text:p text:style-name="Preformatted_20_Text"><text:span text:style-name="Source_20_Text"><text:s text:c="8"/>if klass is None:</text:span></text:p>
      <text:p text:style-name="Preformatted_20_Text"><text:span text:style-name="Source_20_Text"><text:s text:c="12"/>klass = type(obj)</text:span></text:p>
      <text:p text:style-name="Preformatted_20_Text"/>
      <text:p text:style-name="Preformatted_20_Text"><text:span text:style-name="Source_20_Text"><text:s text:c="8"/>def newfunc(*args):</text:span></text:p>
      <text:p text:style-name="Preformatted_20_Text"><text:span text:style-name="Source_20_Text"><text:s text:c="12"/>return self.f(klass, *args)</text:span></text:p>
      <text:p text:style-name="P7"><text:span text:style-name="Source_20_Text"><text:s text:c="8"/>return newfunc</text:span></text:p>
      <text:list xml:id="list8020648682183788663" text:style-name="L2">
        <text:list-item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09:06:30.689273626</meta:creation-date>
    <dc:date>2014-10-25T09:34:34.418637360</dc:date>
    <meta:editing-duration>PT26M28S</meta:editing-duration>
    <meta:editing-cycles>2</meta:editing-cycles>
    <meta:generator>LibreOffice/4.2.6.3$Linux_X86_64 LibreOffice_project/420m0$Build-3</meta:generator>
    <meta:document-statistic meta:table-count="1" meta:image-count="0" meta:object-count="0" meta:page-count="9" meta:paragraph-count="191" meta:word-count="2066" meta:character-count="15855" meta:non-whitespace-character-count="13334"/>
  </office:meta>
</office:document-meta>
</file>